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be000" officeooo:paragraph-rsid="000be000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Text_20_body">
      <style:paragraph-properties fo:text-align="start" style:justify-single-word="false"/>
      <style:text-properties fo:font-size="12pt" fo:font-weight="bold" officeooo:rsid="000be000" officeooo:paragraph-rsid="000be000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size="12pt" fo:font-weight="bold" officeooo:rsid="000dc953" officeooo:paragraph-rsid="000dc953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size="12pt" officeooo:rsid="000be000" officeooo:paragraph-rsid="000be000" style:font-size-asian="12pt" style:font-size-complex="12pt"/>
    </style:style>
    <style:style style:name="P7" style:family="paragraph" style:parent-style-name="Text_20_body">
      <style:paragraph-properties fo:text-align="start" style:justify-single-word="false"/>
      <style:text-properties fo:font-size="12pt" officeooo:rsid="000dc953" officeooo:paragraph-rsid="000dc953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fo:font-size="12pt" fo:font-weight="normal" officeooo:rsid="000dc953" officeooo:paragraph-rsid="000dc953" style:font-size-asian="12pt" style:font-weight-asian="normal" style:font-size-complex="12pt" style:font-weight-complex="normal"/>
    </style:style>
    <style:style style:name="T1" style:family="text">
      <style:text-properties officeooo:rsid="000be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 text:name="docs-internal-guid-ec2e162a-7fff-e5f8-4152-74ba86d749be"/>Практическое задание по расширенному администрированию РЕДОС №1</text:h>
      <text:p text:style-name="P2"/>
      <text:p text:style-name="P2"/>
      <text:p text:style-name="P1"/>
      <text:h text:style-name="P3" text:outline-level="1"><text:span text:style-name="T1">Тест</text:span> №1</text:h>
      <text:p text:style-name="P4">Задание 1.</text:p>
      <text:p text:style-name="P6">Ответ: будет выведено «2»</text:p>
      <text:p text:style-name="P4">Задание 2.</text:p>
      <text:p text:style-name="P8">Ответ: Показывается file1</text:p>
      <text:p text:style-name="P5">Задание 3.</text:p>
      <text:p text:style-name="P7">Ответ: Выведется то что находится в файле</text:p>
      <text:p text:style-name="P5">Задание 4.</text:p>
      <text:p text:style-name="P8">Ответ: heihei+.ru</text:p>
      <text:p text:style-name="P5">Задание 5.</text:p>
      <text:p text:style-name="P8">Ответ: 107411</text:p>
      <text:p text:style-name="P5">Задание 6.</text:p>
      <text:p text:style-name="P8">Ответ: Пока!</text:p>
      <text:p text:style-name="P5">Задание 7.</text:p>
      <text:p text:style-name="P8">Ответ: $</text:p>
      <text:p text:style-name="P5">Задание 8.</text:p>
      <text:p text:style-name="P8">Ответ: while</text:p>
      <text:p text:style-name="P5">Задание 9.</text:p>
      <text:p text:style-name="P8">Ответ: |</text:p>
      <text:p text:style-name="P5">Задание 10.</text:p>
      <text:p text:style-name="P8">Ответ: EDITOR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10:15:23.161037615</meta:creation-date>
    <dc:date>2024-03-04T15:01:08.131796024</dc:date>
    <meta:editing-duration>PT1H24S</meta:editing-duration>
    <meta:editing-cycles>2</meta:editing-cycles>
    <meta:generator>LibreOffice/7.6.4.1$Linux_X86_64 LibreOffice_project/60$Build-1</meta:generator>
    <meta:document-statistic meta:table-count="0" meta:image-count="0" meta:object-count="0" meta:page-count="1" meta:paragraph-count="22" meta:word-count="57" meta:character-count="345" meta:non-whitespace-character-count="310"/>
  </office:meta>
</office:document-meta>
</file>